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size="16pt" fo:font-weight="normal" style:font-size-asian="16pt" style:font-size-complex="16pt"/>
    </style:style>
    <style:style style:name="P8" style:family="paragraph" style:parent-style-name="Text_20_body">
      <style:paragraph-properties fo:margin-top="0cm" fo:margin-bottom="0cm" fo:line-height="138%" style:writing-mode="lr-tb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7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99ff33"/>
    </style:style>
    <style:style style:name="T8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#ffe599"/>
    </style:style>
    <style:style style:name="T10" style:family="text"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13" style:family="text">
      <style:text-properties fo:color="#000000"/>
    </style:style>
    <style:style style:name="T14" style:family="text">
      <style:text-properties fo:color="#000000" fo:font-size="16pt"/>
    </style:style>
    <style:style style:name="T15" style:family="text">
      <style:text-properties fo:color="#000000" fo:font-size="16pt" fo:background-color="#ffe5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39b1c40-7fff-3c9a-6fee-07b8b178fa18"/><text:span text:style-name="T14">[next] </text:span><text:span text:style-name="T15">5:19</text:span><text:span text:style-name="T13"> “ </text:span><text:span text:style-name="T14">Ὃς”</text:span> </text:p>
      <text:p text:style-name="P2"/>
      <text:p text:style-name="P2"/>
      <text:p text:style-name="P3">------------------------------------------------------------</text:p>
      <text:p text:style-name="P3">[20190812_133336]</text:p>
      <text:p text:style-name="Text_20_body"/>
      <text:p text:style-name="P6"><text:span text:style-name="T3">1. XXX </text:span><text:span text:style-name="T4">5:19</text:span></text:p>
      <text:p text:style-name="Text_20_body"/>
      <text:p text:style-name="P7"><text:span text:style-name="T8">[next] </text:span><text:span text:style-name="T9">5:25</text:span><text:span text:style-name="T11"> “ἴσθι</text:span><text:span text:style-name="T8">”</text:span></text:p>
      <text:p text:style-name="Text_20_body"/>
      <text:p text:style-name="P4">[/  XXX]</text:p>
      <text:p text:style-name="Text_20_body"/>
      <text:p text:style-name="P2"/>
      <text:p text:style-name="P3">------------------------------------------------------------</text:p>
      <text:p text:style-name="P3">[XXXX]</text:p>
      <text:p text:style-name="Text_20_body"/>
      <text:p text:style-name="P6"><text:span text:style-name="T3">1. XXX </text:span><text:span text:style-name="T4">5:25</text:span></text:p>
      <text:p text:style-name="Text_20_body"/>
      <text:p text:style-name="P6"><text:span text:style-name="T1">[next] </text:span><text:span text:style-name="T2">5:27</text:span><text:span text:style-name="T11"> “</text:span><text:span text:style-name="T1">XXX”</text:span></text:p>
      <text:p text:style-name="Text_20_body"/>
      <text:p text:style-name="P4">[/  20190813_094128]</text:p>
      <text:p text:style-name="P5"/>
      <text:p text:style-name="P3">------------------------------------------------------------</text:p>
      <text:p text:style-name="P3">[XXXX]</text:p>
      <text:p text:style-name="Text_20_body"/>
      <text:p text:style-name="P6"><text:span text:style-name="T3">1. XXX </text:span><text:span text:style-name="T4">5:25</text:span></text:p>
      <text:p text:style-name="Text_20_body"/>
      <text:p text:style-name="P6"><text:span text:style-name="T1">[next] </text:span><text:span text:style-name="T2">5:38</text:span><text:span text:style-name="T11"> “Love Your Enemies</text:span><text:span text:style-name="T1">”</text:span></text:p>
      <text:p text:style-name="Text_20_body"/>
      <text:p text:style-name="P4">[/  20190814_130032]</text:p>
      <text:p text:style-name="P5"><text:soft-page-break/></text:p>
      <text:p text:style-name="P2"/>
      <text:p text:style-name="P3">------------------------------------------------------------</text:p>
      <text:p text:style-name="P8"><text:span text:style-name="T10">[20190815_095754] </text:span><text:span text:style-name="T3">1. XXX </text:span><text:span text:style-name="T4">5:38</text:span></text:p>
      <text:p text:style-name="Text_20_body"/>
      <text:p text:style-name="P8"><text:span text:style-name="T5">[next] 6</text:span><text:span text:style-name="T6">:1</text:span><text:span text:style-name="T12"> “</text:span><text:span text:style-name="T5">XXX” [/  XXX]</text:span></text:p>
      <text:p text:style-name="P3"/>
      <text:p text:style-name="P2"/>
      <text:p text:style-name="P3">------------------------------------------------------------</text:p>
      <text:p text:style-name="P8"><text:span text:style-name="T10">[20190818_082926] </text:span><text:span text:style-name="T3">1. XXX </text:span><text:span text:style-name="T4">XX:XX</text:span></text:p>
      <text:p text:style-name="P8"><text:span text:style-name="T5">[next] 6</text:span><text:span text:style-name="T6">:5</text:span><text:span text:style-name="T12"> “Καὶ</text:span><text:span text:style-name="T5">” [/  20190818_084336]</text:span></text:p>
      <text:p text:style-name="P3"/>
      <text:p text:style-name="P2"/>
      <text:p text:style-name="P3">------------------------------------------------------------</text:p>
      <text:p text:style-name="P8"><text:span text:style-name="T10">[20190821_174136] </text:span><text:span text:style-name="T3">1. XXX </text:span><text:span text:style-name="T4">6:5</text:span></text:p>
      <text:p text:style-name="P8"><text:span text:style-name="T5">[next] </text:span><text:span text:style-name="T6">6:9</text:span><text:span text:style-name="T12"> “Οὕτως</text:span><text:span text:style-name="T5">” [/  XXX]</text:span></text:p>
      <text:p text:style-name="P3"/>
      <text:p text:style-name="P2"/>
      <text:p text:style-name="P3">------------------------------------------------------------</text:p>
      <text:p text:style-name="P3">[20190826_092545]</text:p>
      <text:p text:style-name="P8"><text:span text:style-name="T3">1. XXX </text:span><text:span text:style-name="T4">6:9</text:span></text:p>
      <text:p text:style-name="P8"><text:span text:style-name="T5">[next] 6</text:span><text:span text:style-name="T6">:16</text:span><text:span text:style-name="T12"> “</text:span><text:span text:style-name="T7">Ὅταν</text:span><text:span text:style-name="T5">” </text:span></text:p>
      <text:p text:style-name="P4">[/  20190826_094225]</text:p>
      <text:p text:style-name="P3"/>
      <text:p text:style-name="P2"/>
      <text:p text:style-name="P3">------------------------------------------------------------</text:p>
      <text:p text:style-name="P3">[20190827_145606]</text:p>
      <text:p text:style-name="P8"><text:span text:style-name="T3">1. XXX </text:span><text:span text:style-name="T4">6:16</text:span></text:p>
      <text:p text:style-name="P8"><text:soft-page-break/><text:span text:style-name="T5">[next] </text:span><text:span text:style-name="T6">XX:24</text:span><text:span text:style-name="T12"> “</text:span><text:span text:style-name="T7">Οὐδεὶς</text:span><text:span text:style-name="T5">” </text:span></text:p>
      <text:p text:style-name="P4">[/  20190827_151255]</text:p>
      <text:p text:style-name="P3"/>
      <text:p text:style-name="P2">@@@</text:p>
      <text:p text:style-name="P3">------------------------------------------------------------</text:p>
      <text:p text:style-name="P3">[20190828_085955]</text:p>
      <text:p text:style-name="P8"><text:span text:style-name="T3">1. XXX </text:span><text:span text:style-name="T4">XX:24</text:span></text:p>
      <text:p text:style-name="P8"><text:span text:style-name="T5">[next] </text:span><text:span text:style-name="T6">XX:XX</text:span><text:span text:style-name="T12"> “</text:span><text:span text:style-name="T7">εἰ</text:span><text:span text:style-name="T5">” </text:span></text:p>
      <text:p text:style-name="P4">[/  XXX]</text:p>
      <text:p text:style-name="P3"/>
      <text:p text:style-name="P3"/>
      <text:p text:style-name="P5">------------------------------------------------------------ TEMPLATE</text:p>
      <text:p text:style-name="P3">------------------------------------------------------------</text:p>
      <text:p text:style-name="P3">[XXXX]</text:p>
      <text:p text:style-name="P8"><text:span text:style-name="T3">1. XXX </text:span><text:span text:style-name="T4">XX:XX</text:span></text:p>
      <text:p text:style-name="P8"><text:span text:style-name="T5">[next] </text:span><text:span text:style-name="T6">XX:XX</text:span><text:span text:style-name="T12"> “</text:span><text:span text:style-name="T7">XXX</text:span><text:span text:style-name="T5">” </text:span></text:p>
      <text:p text:style-name="P4">[/  XXX]</text:p>
      <text:p text:style-name="Text_20_body"/>
      <text:p text:style-name="P5">/------------------------------------------------------------ /TEMPLATE</text:p>
      <text:p text:style-name="Text_20_body"/>
      <text:p text:style-name="P5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2T13:33:04.03</meta:creation-date>
    <dc:date>2019-08-28T09:17:58.24</dc:date>
    <dc:creator>iwabuchi ken</dc:creator>
    <meta:editing-duration>PT2H51M44S</meta:editing-duration>
    <meta:editing-cycles>10</meta:editing-cycles>
    <meta:generator>OpenOffice/4.1.3$Win32 OpenOffice.org_project/413m1$Build-9783</meta:generator>
    <meta:document-statistic meta:table-count="0" meta:image-count="0" meta:object-count="0" meta:page-count="3" meta:paragraph-count="50" meta:word-count="114" meta:character-count="1397"/>
  </office:meta>
</office:document-meta>
</file>